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8"/>
    <style:style style:name="ce4" style:family="table-cell" style:parent-style-name="Default" style:data-style-name="N1">
      <style:table-cell-properties fo:background-color="#ffff00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"/>
    <style:style style:name="ce8" style:family="table-cell" style:parent-style-name="Default" style:data-style-name="N108">
      <style:table-cell-properties fo:background-color="#ffff00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CSOM</text:p>
          </table:table-cell>
          <table:table-cell table:style-name="ce1" office:value-type="string" calcext:value-type="string">
            <text:p>SOM++ CC</text:p>
          </table:table-cell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LjVM Lua</text:p>
          </table:table-cell>
          <table:table-cell table:style-name="ce1" office:value-type="string" calcext:value-type="string">
            <text:p>LjVM Bc .5</text:p>
            <text:p>-nojit</text:p>
          </table:table-cell>
          <table:table-cell table:style-name="ce1" office:value-type="string" calcext:value-type="string">
            <text:p>LjVM Bc .5</text:p>
          </table:table-cell>
          <table:table-cell table:style-name="ce1" office:value-type="string" calcext:value-type="string">
            <text:p>LjVM Bc .7</text:p>
          </table:table-cell>
          <table:table-cell table:style-name="ce1" office:value-type="string" calcext:value-type="string">
            <text:p>LjVM Bc .7.1</text:p>
            <text:p>-nojit</text:p>
          </table:table-cell>
          <table:table-cell table:style-name="ce1" office:value-type="string" calcext:value-type="string">
            <text:p>LjVM Bc .7.1</text:p>
          </table:table-cell>
        </table:table-row>
        <table:table-row table:style-name="ro2">
          <table:table-cell office:value-type="string" calcext:value-type="string">
            <text:p>Fibonacci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Dispatch</text:p>
          </table:table-cell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float" office:value="406" calcext:value-type="float">
            <text:p>406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Loop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286" calcext:value-type="float">
            <text:p>286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float" office:value="385" calcext:value-type="float">
            <text:p>38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curse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float" office:value="1515" calcext:value-type="float">
            <text:p>1515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BubbleSort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QuickSort</text:p>
          </table:table-cell>
          <table:table-cell office:value-type="float" office:value="594" calcext:value-type="float">
            <text:p>59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TreeSort</text:p>
          </table:table-cell>
          <table:table-cell office:value-type="float" office:value="1136" calcext:value-type="float">
            <text:p>1136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ntegerLoop</text:p>
          </table:table-cell>
          <table:table-cell office:value-type="float" office:value="513" calcext:value-type="float">
            <text:p>513</text:p>
          </table:table-cell>
          <table:table-cell office:value-type="float" office:value="303" calcext:value-type="float">
            <text:p>303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FieldLoop</text:p>
          </table:table-cell>
          <table:table-cell office:value-type="float" office:value="1074" calcext:value-type="float">
            <text:p>1074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erage</text:p>
          </table:table-cell>
          <table:table-cell table:style-name="ce2" table:formula="of:=AVERAGE([.B2:.B18])" office:value-type="float" office:value="506.117647058824" calcext:value-type="float">
            <text:p>506</text:p>
          </table:table-cell>
          <table:table-cell table:style-name="ce2" table:formula="of:=AVERAGE([.C2:.C18])" office:value-type="float" office:value="201.470588235294" calcext:value-type="float">
            <text:p>201</text:p>
          </table:table-cell>
          <table:table-cell table:style-name="ce2" table:formula="of:=AVERAGE([.D2:.D18])" office:value-type="float" office:value="110.235294117647" calcext:value-type="float">
            <text:p>110</text:p>
          </table:table-cell>
          <table:table-cell table:style-name="ce2" table:formula="of:=AVERAGE([.E2:.E18])" office:value-type="float" office:value="43.8823529411765" calcext:value-type="float">
            <text:p>44</text:p>
          </table:table-cell>
          <table:table-cell table:style-name="ce2" table:formula="of:=AVERAGE([.F2:.F18])" office:value-type="float" office:value="49.1176470588235" calcext:value-type="float">
            <text:p>49</text:p>
          </table:table-cell>
          <table:table-cell table:style-name="ce2" table:formula="of:=AVERAGE([.G2:.G18])" office:value-type="float" office:value="43.1176470588235" calcext:value-type="float">
            <text:p>43</text:p>
          </table:table-cell>
          <table:table-cell table:style-name="ce2" table:formula="of:=AVERAGE([.H2:.H18])" office:value-type="float" office:value="28.5294117647059" calcext:value-type="float">
            <text:p>29</text:p>
          </table:table-cell>
          <table:table-cell table:style-name="ce2" table:formula="of:=AVERAGE([.I2:.I18])" office:value-type="float" office:value="29.0588235294118" calcext:value-type="float">
            <text:p>29</text:p>
          </table:table-cell>
          <table:table-cell table:style-name="ce2" table:formula="of:=AVERAGE([.J2:.J18])" office:value-type="float" office:value="27.5294117647059" calcext:value-type="float">
            <text:p>28</text:p>
          </table:table-cell>
        </table:table-row>
        <table:table-row table:style-name="ro2">
          <table:table-cell office:value-type="string" calcext:value-type="string">
            <text:p>geomean</text:p>
          </table:table-cell>
          <table:table-cell table:style-name="ce2" table:formula="of:=GEOMEAN([.B2:.B18])" office:value-type="float" office:value="422.908168089557" calcext:value-type="float">
            <text:p>423</text:p>
          </table:table-cell>
          <table:table-cell table:style-name="ce2" table:formula="of:=GEOMEAN([.C2:.C18])" office:value-type="float" office:value="181.262146115269" calcext:value-type="float">
            <text:p>181</text:p>
          </table:table-cell>
          <table:table-cell table:style-name="ce2" table:formula="of:=GEOMEAN([.D2:.D18])" office:value-type="float" office:value="98.5020548052534" calcext:value-type="float">
            <text:p>99</text:p>
          </table:table-cell>
          <table:table-cell table:style-name="ce2" table:formula="of:=GEOMEAN([.E2:.E18])" office:value-type="float" office:value="38.9130327853565" calcext:value-type="float">
            <text:p>39</text:p>
          </table:table-cell>
          <table:table-cell table:style-name="ce2" table:formula="of:=GEOMEAN([.F2:.F18])" office:value-type="float" office:value="45.7606447299362" calcext:value-type="float">
            <text:p>46</text:p>
          </table:table-cell>
          <table:table-cell table:style-name="ce2" table:formula="of:=GEOMEAN([.G2:.G18])" office:value-type="float" office:value="40.6376764857588" calcext:value-type="float">
            <text:p>41</text:p>
          </table:table-cell>
          <table:table-cell table:style-name="ce2" table:formula="of:=GEOMEAN([.H2:.H18])" office:value-type="float" office:value="26.6539049940821" calcext:value-type="float">
            <text:p>27</text:p>
          </table:table-cell>
          <table:table-cell table:style-name="ce2" table:formula="of:=GEOMEAN([.I2:.I18])" office:value-type="float" office:value="25.9019588799153" calcext:value-type="float">
            <text:p>26</text:p>
          </table:table-cell>
          <table:table-cell table:style-name="ce2" table:formula="of:=GEOMEAN([.J2:.J18])" office:value-type="float" office:value="22.1604435484577" calcext:value-type="float">
            <text:p>22</text:p>
          </table:table-cell>
        </table:table-row>
        <table:table-row table:style-name="ro2">
          <table:table-cell office:value-type="string" calcext:value-type="string">
            <text:p>median</text:p>
          </table:table-cell>
          <table:table-cell table:style-name="ce2" table:formula="of:=MEDIAN([.B2:.B18])" office:value-type="float" office:value="364" calcext:value-type="float">
            <text:p>364</text:p>
          </table:table-cell>
          <table:table-cell table:style-name="ce2" table:formula="of:=MEDIAN([.C2:.C18])" office:value-type="float" office:value="167" calcext:value-type="float">
            <text:p>167</text:p>
          </table:table-cell>
          <table:table-cell table:style-name="ce2" table:formula="of:=MEDIAN([.D2:.D18])" office:value-type="float" office:value="91" calcext:value-type="float">
            <text:p>91</text:p>
          </table:table-cell>
          <table:table-cell table:style-name="ce2" table:formula="of:=MEDIAN([.E2:.E18])" office:value-type="float" office:value="34" calcext:value-type="float">
            <text:p>34</text:p>
          </table:table-cell>
          <table:table-cell table:style-name="ce2" table:formula="of:=MEDIAN([.F2:.F18])" office:value-type="float" office:value="42" calcext:value-type="float">
            <text:p>42</text:p>
          </table:table-cell>
          <table:table-cell table:style-name="ce2" table:formula="of:=MEDIAN([.G2:.G18])" office:value-type="float" office:value="39" calcext:value-type="float">
            <text:p>39</text:p>
          </table:table-cell>
          <table:table-cell table:style-name="ce2" table:formula="of:=MEDIAN([.H2:.H18])" office:value-type="float" office:value="28" calcext:value-type="float">
            <text:p>28</text:p>
          </table:table-cell>
          <table:table-cell table:style-name="ce2" table:formula="of:=MEDIAN([.I2:.I18])" office:value-type="float" office:value="27" calcext:value-type="float">
            <text:p>27</text:p>
          </table:table-cell>
          <table:table-cell table:style-name="ce2" table:formula="of:=MEDIAN([.J2:.J18])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table:formula="of:=SUM([.B2:.B18])" office:value-type="float" office:value="8604" calcext:value-type="float">
            <text:p>8604</text:p>
          </table:table-cell>
          <table:table-cell table:formula="of:=SUM([.C2:.C18])" office:value-type="float" office:value="3425" calcext:value-type="float">
            <text:p>3425</text:p>
          </table:table-cell>
          <table:table-cell table:formula="of:=SUM([.D2:.D18])" office:value-type="float" office:value="1874" calcext:value-type="float">
            <text:p>1874</text:p>
          </table:table-cell>
          <table:table-cell table:formula="of:=SUM([.E2:.E18])" office:value-type="float" office:value="746" calcext:value-type="float">
            <text:p>746</text:p>
          </table:table-cell>
          <table:table-cell table:formula="of:=SUM([.F2:.F18])" office:value-type="float" office:value="835" calcext:value-type="float">
            <text:p>835</text:p>
          </table:table-cell>
          <table:table-cell table:formula="of:=SUM([.G2:.G18])" office:value-type="float" office:value="733" calcext:value-type="float">
            <text:p>733</text:p>
          </table:table-cell>
          <table:table-cell table:formula="of:=SUM([.H2:.H18])" office:value-type="float" office:value="485" calcext:value-type="float">
            <text:p>485</text:p>
          </table:table-cell>
          <table:table-cell table:formula="of:=SUM([.I2:.I18])" office:value-type="float" office:value="494" calcext:value-type="float">
            <text:p>494</text:p>
          </table:table-cell>
          <table:table-cell table:formula="of:=SUM([.J2:.J18])" office:value-type="float" office:value="468" calcext:value-type="float">
            <text:p>46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Factor sum</text:p>
          </table:table-cell>
          <table:table-cell table:style-name="ce2" table:formula="of:=[.B23]/[.E23]" office:value-type="float" office:value="11.5335120643432" calcext:value-type="float">
            <text:p>12</text:p>
          </table:table-cell>
          <table:table-cell table:style-name="ce2" table:formula="of:=[.C23]/[.E23]" office:value-type="float" office:value="4.5911528150134" calcext:value-type="float">
            <text:p>5</text:p>
          </table:table-cell>
          <table:table-cell table:style-name="ce2" table:formula="of:=[.D23]/[.E23]" office:value-type="float" office:value="2.51206434316354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F23]/[.E23]" office:value-type="float" office:value="1.11930294906166" calcext:value-type="float">
            <text:p>1.12</text:p>
          </table:table-cell>
          <table:table-cell table:style-name="ce5" table:formula="of:=[.G23]/[.E23]" office:value-type="float" office:value="0.982573726541555" calcext:value-type="float">
            <text:p>0.98</text:p>
          </table:table-cell>
          <table:table-cell table:style-name="ce5" table:formula="of:=[.H23]/[.E23]" office:value-type="float" office:value="0.650134048257373" calcext:value-type="float">
            <text:p>0.65</text:p>
          </table:table-cell>
          <table:table-cell table:style-name="ce5" table:formula="of:=[.I23]/[.E23]" office:value-type="float" office:value="0.662198391420912" calcext:value-type="float">
            <text:p>0.66</text:p>
          </table:table-cell>
          <table:table-cell table:style-name="ce5" table:formula="of:=[.J23]/[.E23]" office:value-type="float" office:value="0.627345844504021" calcext:value-type="float">
            <text:p>0.63</text:p>
          </table:table-cell>
        </table:table-row>
        <table:table-row table:style-name="ro2">
          <table:table-cell office:value-type="string" calcext:value-type="string">
            <text:p>Factor geom</text:p>
          </table:table-cell>
          <table:table-cell table:style-name="ce2" table:formula="of:=[.B21]/[.E21]" office:value-type="float" office:value="10.8680341216864" calcext:value-type="float">
            <text:p>11</text:p>
          </table:table-cell>
          <table:table-cell table:style-name="ce2" table:formula="of:=[.C21]/[.E21]" office:value-type="float" office:value="4.65813464386361" calcext:value-type="float">
            <text:p>5</text:p>
          </table:table-cell>
          <table:table-cell table:style-name="ce2" table:formula="of:=[.D21]/[.E21]" office:value-type="float" office:value="2.5313384168381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F21]/[.E21]" office:value-type="float" office:value="1.17597219888645" calcext:value-type="float">
            <text:p>1.18</text:p>
          </table:table-cell>
          <table:table-cell table:style-name="ce5" table:formula="of:=[.G21]/[.E21]" office:value-type="float" office:value="1.04432046481485" calcext:value-type="float">
            <text:p>1.04</text:p>
          </table:table-cell>
          <table:table-cell table:style-name="ce5" table:formula="of:=[.H21]/[.E21]" office:value-type="float" office:value="0.684960875218967" calcext:value-type="float">
            <text:p>0.68</text:p>
          </table:table-cell>
          <table:table-cell table:style-name="ce5" table:formula="of:=[.I21]/[.E21]" office:value-type="float" office:value="0.665637115019793" calcext:value-type="float">
            <text:p>0.67</text:p>
          </table:table-cell>
          <table:table-cell table:style-name="ce5" table:formula="of:=[.J21]/[.E21]" office:value-type="float" office:value="0.569486415276196" calcext:value-type="float">
            <text:p>0.57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Factor sum</text:p>
          </table:table-cell>
          <table:table-cell table:style-name="ce3" table:formula="of:=[.B23]/[.J23]" office:value-type="float" office:value="18.3846153846154" calcext:value-type="float">
            <text:p>18.4</text:p>
          </table:table-cell>
          <table:table-cell table:style-name="ce3" table:formula="of:=[.C23]/[.J23]" office:value-type="float" office:value="7.31837606837607" calcext:value-type="float">
            <text:p>7.3</text:p>
          </table:table-cell>
          <table:table-cell table:style-name="ce3" table:formula="of:=[.D23]/[.J23]" office:value-type="float" office:value="4.0042735042735" calcext:value-type="float">
            <text:p>4.0</text:p>
          </table:table-cell>
          <table:table-cell table:style-name="ce3" table:formula="of:=[.E23]/[.J23]" office:value-type="float" office:value="1.59401709401709" calcext:value-type="float">
            <text:p>1.6</text:p>
          </table:table-cell>
          <table:table-cell table:style-name="ce3" table:formula="of:=[.F23]/[.J23]" office:value-type="float" office:value="1.78418803418803" calcext:value-type="float">
            <text:p>1.8</text:p>
          </table:table-cell>
          <table:table-cell table:style-name="ce3" table:formula="of:=[.G23]/[.J23]" office:value-type="float" office:value="1.56623931623932" calcext:value-type="float">
            <text:p>1.6</text:p>
          </table:table-cell>
          <table:table-cell table:style-name="ce3" table:formula="of:=[.H23]/[.J23]" office:value-type="float" office:value="1.03632478632479" calcext:value-type="float">
            <text:p>1.0</text:p>
          </table:table-cell>
          <table:table-cell table:style-name="ce3" table:formula="of:=[.I23]/[.J23]" office:value-type="float" office:value="1.05555555555556" calcext:value-type="float">
            <text:p>1.1</text:p>
          </table:table-cell>
          <table:table-cell table:style-name="ce8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Factor geom</text:p>
          </table:table-cell>
          <table:table-cell table:style-name="ce2" table:formula="of:=[.B21]/[.J21]" office:value-type="float" office:value="19.0839216356294" calcext:value-type="float">
            <text:p>19</text:p>
          </table:table-cell>
          <table:table-cell table:style-name="ce2" table:formula="of:=[.C21]/[.J21]" office:value-type="float" office:value="8.17953601510311" calcext:value-type="float">
            <text:p>8</text:p>
          </table:table-cell>
          <table:table-cell table:style-name="ce2" table:formula="of:=[.D21]/[.J21]" office:value-type="float" office:value="4.444949605357" calcext:value-type="float">
            <text:p>4</text:p>
          </table:table-cell>
          <table:table-cell table:style-name="ce2" table:formula="of:=[.E21]/[.J21]" office:value-type="float" office:value="1.75596813756305" calcext:value-type="float">
            <text:p>2</text:p>
          </table:table-cell>
          <table:table-cell table:style-name="ce2" table:formula="of:=[.F21]/[.J21]" office:value-type="float" office:value="2.06496971190457" calcext:value-type="float">
            <text:p>2</text:p>
          </table:table-cell>
          <table:table-cell table:style-name="ce2" table:formula="of:=[.G21]/[.J21]" office:value-type="float" office:value="1.83379346161991" calcext:value-type="float">
            <text:p>2</text:p>
          </table:table-cell>
          <table:table-cell table:style-name="ce2" table:formula="of:=[.H21]/[.J21]" office:value-type="float" office:value="1.20276947236181" calcext:value-type="float">
            <text:p>1</text:p>
          </table:table-cell>
          <table:table-cell table:style-name="ce2" table:formula="of:=[.I21]/[.J21]" office:value-type="float" office:value="1.16883756515415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inlined blocks</text:p>
          </table:table-cell>
          <table:table-cell table:number-columns-repeated="5"/>
          <table:table-cell table:style-name="ce6" office:value-type="string" calcext:value-type="string">
            <text:p>0/198</text:p>
          </table:table-cell>
          <table:table-cell table:style-name="ce6" office:value-type="string" calcext:value-type="string">
            <text:p>95/198</text:p>
          </table:table-cell>
          <table:table-cell table:number-columns-repeated="2" table:style-name="ce6" office:value-type="string" calcext:value-type="string">
            <text:p>127/198</text:p>
          </table:table-cell>
        </table:table-row>
        <table:table-row table:style-name="ro2">
          <table:table-cell table:number-columns-repeated="6"/>
          <table:table-cell table:style-name="ce7" office:value-type="percentage" office:value="0" calcext:value-type="percentage">
            <text:p>0%</text:p>
          </table:table-cell>
          <table:table-cell table:style-name="ce7" table:formula="of:=95/198" office:value-type="percentage" office:value="0.47979797979798" calcext:value-type="percentage">
            <text:p>48%</text:p>
          </table:table-cell>
          <table:table-cell table:style-name="ce7" table:formula="of:=127/198" office:value-type="percentage" office:value="0.641414141414141" calcext:value-type="percentage">
            <text:p>64%</text:p>
          </table:table-cell>
          <table:table-cell table:style-name="ce7" table:formula="of:=127/198" office:value-type="percentage" office:value="0.641414141414141" calcext:value-type="percentage">
            <text:p>64%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NOTE: the original All.som has an error on line 54 (self initialized should not be called in each iteration)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NOTE: LjVM Bc 0.5 does no inlining, LjVM Bc 0.7 has ifTrue/ifFalse inlined, and LjVM Bc 7.1 has also whileTrue/whileFalse inline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4">00.00.0000</text:date>, <text:time style:data-style-name="N2" text:time-value="16:00:55.150300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8-30T17:51:24.632032641</meta:creation-date>
    <dc:date>2020-09-24T16:38:04.557766478</dc:date>
    <dc:creator>Rochus Keller</dc:creator>
    <meta:editing-duration>PT3H14M37S</meta:editing-duration>
    <meta:editing-cycles>42</meta:editing-cycles>
    <meta:generator>LibreOffice/4.2.8.2$Linux_x86 LibreOffice_project/420m0$Build-2</meta:generator>
    <meta:document-statistic meta:table-count="1" meta:cell-count="271" meta:object-count="0"/>
  </office:meta>
</office:document-meta>
</file>